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526f" officeooo:paragraph-rsid="000c5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xiangyougexinkaishi</text:p>
      <text:p text:style-name="P1">wozhendexiangyougexinkaish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9:04:25.508096025</meta:creation-date>
    <dc:date>2016-05-04T19:06:02.980922218</dc:date>
    <meta:editing-duration>PT3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" meta:character-count="48" meta:non-whitespace-character-count="48"/>
  </office:meta>
</office:document-meta>
</file>